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9E000002D3D8540CB14083BC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Lohit Devanagari1" svg:font-family="'Lohit Devanagari'"/>
    <style:font-face style:name="Cabin" svg:font-family="Cabin" style:font-pitch="variable"/>
    <style:font-face style:name="Go Medium" svg:font-family="'Go 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7cm" table:align="center" style:may-break-between-rows="false"/>
    </style:style>
    <style:style style:name="Tableau2.A" style:family="table-column">
      <style:table-column-properties style:column-width="15.106cm"/>
    </style:style>
    <style:style style:name="Tableau2.B" style:family="table-column">
      <style:table-column-properties style:column-width="1.894cm"/>
    </style:style>
    <style:style style:name="Tableau2.A1" style:family="table-cell">
      <style:table-cell-properties fo:padding="0.097cm" fo:border-left="0.25pt solid #666666" fo:border-right="none" fo:border-top="0.25pt solid #666666" fo:border-bottom="0.25pt solid #666666"/>
    </style:style>
    <style:style style:name="Tableau2.B1" style:family="table-cell">
      <style:table-cell-properties style:vertical-align="middle" fo:padding="0.097cm" fo:border="0.25pt solid #666666"/>
    </style:style>
    <style:style style:name="Tableau2.A2" style:family="table-cell">
      <style:table-cell-properties fo:padding="0.097cm" fo:border-left="0.25pt solid #666666" fo:border-right="none" fo:border-top="none" fo:border-bottom="0.25pt solid #666666"/>
    </style:style>
    <style:style style:name="Tableau2.B2" style:family="table-cell">
      <style:table-cell-properties style:vertical-align="middle" fo:padding="0.097cm" fo:border-left="0.25pt solid #666666" fo:border-right="0.25pt solid #666666" fo:border-top="none" fo:border-bottom="0.25pt solid #666666"/>
    </style:style>
    <style:style style:name="Tableau2.A3" style:family="table-cell">
      <style:table-cell-properties fo:padding="0.097cm" fo:border-left="0.25pt solid #666666" fo:border-right="none" fo:border-top="none" fo:border-bottom="0.25pt solid #666666"/>
    </style:style>
    <style:style style:name="Tableau2.A4" style:family="table-cell">
      <style:table-cell-properties fo:padding="0.097cm" fo:border-left="0.25pt solid #666666" fo:border-right="none" fo:border-top="none" fo:border-bottom="0.25pt solid #666666"/>
    </style:style>
    <style:style style:name="Tableau2.A5" style:family="table-cell">
      <style:table-cell-properties fo:padding="0.097cm" fo:border-left="0.25pt solid #666666" fo:border-right="none" fo:border-top="none" fo:border-bottom="0.25pt solid #666666"/>
    </style:style>
    <style:style style:name="Tableau2.A6" style:family="table-cell">
      <style:table-cell-properties fo:padding="0.097cm" fo:border-left="0.25pt solid #666666" fo:border-right="none" fo:border-top="none" fo:border-bottom="0.25pt solid #666666"/>
    </style:style>
    <style:style style:name="Tableau3" style:family="table">
      <style:table-properties style:width="17cm" table:align="center" style:may-break-between-rows="false"/>
    </style:style>
    <style:style style:name="Tableau3.A" style:family="table-column">
      <style:table-column-properties style:column-width="15.106cm"/>
    </style:style>
    <style:style style:name="Tableau3.B" style:family="table-column">
      <style:table-column-properties style:column-width="1.894cm"/>
    </style:style>
    <style:style style:name="Tableau3.A1" style:family="table-cell">
      <style:table-cell-properties fo:padding="0.097cm" fo:border-left="0.25pt solid #666666" fo:border-right="none" fo:border-top="0.25pt solid #666666" fo:border-bottom="0.25pt solid #666666"/>
    </style:style>
    <style:style style:name="Tableau3.B1" style:family="table-cell">
      <style:table-cell-properties style:vertical-align="middle" fo:padding="0.097cm" fo:border="0.25pt solid #666666"/>
    </style:style>
    <style:style style:name="Tableau3.A2" style:family="table-cell">
      <style:table-cell-properties fo:padding="0.097cm" fo:border-left="0.25pt solid #666666" fo:border-right="none" fo:border-top="none" fo:border-bottom="0.25pt solid #666666"/>
    </style:style>
    <style:style style:name="Tableau3.B2" style:family="table-cell">
      <style:table-cell-properties style:vertical-align="middle" fo:padding="0.097cm" fo:border-left="0.25pt solid #666666" fo:border-right="0.25pt solid #666666" fo:border-top="none" fo:border-bottom="0.25pt solid #666666"/>
    </style:style>
    <style:style style:name="Tableau3.A3" style:family="table-cell">
      <style:table-cell-properties fo:padding="0.097cm" fo:border-left="0.25pt solid #666666" fo:border-right="none" fo:border-top="none" fo:border-bottom="0.25pt solid #666666"/>
    </style:style>
    <style:style style:name="Tableau3.A4" style:family="table-cell">
      <style:table-cell-properties fo:padding="0.097cm" fo:border-left="0.25pt solid #666666" fo:border-right="none" fo:border-top="none" fo:border-bottom="0.25pt solid #666666"/>
    </style:style>
    <style:style style:name="Tableau3.A5" style:family="table-cell">
      <style:table-cell-properties fo:padding="0.097cm" fo:border-left="0.25pt solid #666666" fo:border-right="none" fo:border-top="none" fo:border-bottom="0.25pt solid #666666"/>
    </style:style>
    <style:style style:name="Tableau1" style:family="table">
      <style:table-properties style:width="15.782cm" fo:margin-left="-0.18cm" table:align="left" style:writing-mode="lr-tb"/>
    </style:style>
    <style:style style:name="Tableau1.A" style:family="table-column">
      <style:table-column-properties style:column-width="5.212cm"/>
    </style:style>
    <style:style style:name="Tableau1.B" style:family="table-column">
      <style:table-column-properties style:column-width="8.255cm"/>
    </style:style>
    <style:style style:name="Tableau1.C" style:family="table-column">
      <style:table-column-properties style:column-width="2.31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fo:break-before="page"/>
      <style:text-properties officeooo:paragraph-rsid="000df48b"/>
    </style:style>
    <style:style style:name="P2" style:family="paragraph" style:parent-style-name="Standard">
      <style:paragraph-properties fo:text-align="justify" style:justify-single-word="false"/>
      <style:text-properties style:font-name="Calibri" officeooo:paragraph-rsid="000df48b" style:font-name-complex="Calibri"/>
    </style:style>
    <style:style style:name="P3" style:family="paragraph" style:parent-style-name="Standard">
      <style:paragraph-properties fo:text-align="justify" style:justify-single-word="false" style:text-autospace="none"/>
      <style:text-properties style:font-name="Calibri" officeooo:paragraph-rsid="000df48b" style:font-name-complex="Calibri" style:font-size-complex="11pt"/>
    </style:style>
    <style:style style:name="P4" style:family="paragraph" style:parent-style-name="Standard">
      <style:paragraph-properties fo:text-align="justify" style:justify-single-word="false" style:text-autospace="none">
        <style:tab-stops>
          <style:tab-stop style:position="1.138cm"/>
        </style:tab-stops>
      </style:paragraph-properties>
      <style:text-properties style:font-name="Calibri" officeooo:paragraph-rsid="000df48b" style:font-name-complex="Calibri" style:font-size-complex="11pt"/>
    </style:style>
    <style:style style:name="P5" style:family="paragraph" style:parent-style-name="Standard">
      <style:paragraph-properties fo:text-align="justify" style:justify-single-word="false"/>
      <style:text-properties style:font-name="Calibri" officeooo:paragraph-rsid="000df48b" style:font-name-complex="Calibri" style:font-size-complex="11pt"/>
    </style:style>
    <style:style style:name="P6" style:family="paragraph" style:parent-style-name="Standard">
      <style:paragraph-properties fo:text-align="justify" style:justify-single-word="false"/>
      <style:text-properties fo:color="#801900" style:font-name="Calibri" fo:font-weight="normal" officeooo:paragraph-rsid="000df48b" style:font-weight-asian="normal" style:font-name-complex="Calibri" style:font-size-complex="11pt" style:font-weight-complex="normal"/>
    </style:style>
    <style:style style:name="P7" style:family="paragraph" style:parent-style-name="Standard">
      <style:paragraph-properties fo:text-align="justify" style:justify-single-word="false" style:text-autospace="none">
        <style:tab-stops>
          <style:tab-stop style:position="1.138cm"/>
        </style:tab-stops>
      </style:paragraph-properties>
      <style:text-properties fo:color="#801900" style:font-name="Calibri" officeooo:paragraph-rsid="000df48b" style:font-name-complex="Calibri" style:font-size-complex="11pt"/>
    </style:style>
    <style:style style:name="P8" style:family="paragraph" style:parent-style-name="Standard">
      <style:paragraph-properties fo:text-align="justify" style:justify-single-word="false"/>
      <style:text-properties fo:color="#801900" style:font-name="Calibri" officeooo:paragraph-rsid="000df48b" style:font-name-complex="Calibri" style:font-size-complex="11pt"/>
    </style:style>
    <style:style style:name="P9" style:family="paragraph" style:parent-style-name="Standard">
      <style:paragraph-properties fo:text-align="justify" style:justify-single-word="false" style:text-autospace="none"/>
      <style:text-properties fo:color="#ff6600" officeooo:paragraph-rsid="000df48b" style:font-name-complex="Arial" style:font-size-complex="11pt"/>
    </style:style>
    <style:style style:name="P10" style:family="paragraph" style:parent-style-name="Standard">
      <style:paragraph-properties fo:text-align="center" style:justify-single-word="false"/>
      <style:text-properties fo:font-weight="bold" officeooo:paragraph-rsid="000df48b" style:font-weight-asian="bold"/>
    </style:style>
    <style:style style:name="P11" style:family="paragraph" style:parent-style-name="Standard">
      <style:paragraph-properties style:snap-to-layout-grid="false"/>
      <style:text-properties fo:font-weight="bold" officeooo:paragraph-rsid="000df48b" style:font-weight-asian="bold"/>
    </style:style>
    <style:style style:name="P12" style:family="paragraph" style:parent-style-name="Standard">
      <style:text-properties fo:font-weight="bold" officeooo:paragraph-rsid="000df48b" style:font-weight-asian="bold"/>
    </style:style>
    <style:style style:name="P13" style:family="paragraph" style:parent-style-name="Standard">
      <style:paragraph-properties style:snap-to-layout-grid="false"/>
      <style:text-properties officeooo:paragraph-rsid="000df48b"/>
    </style:style>
    <style:style style:name="P14" style:family="paragraph" style:parent-style-name="Standard">
      <style:paragraph-properties style:snap-to-layout-grid="false"/>
      <style:text-properties officeooo:paragraph-rsid="000df48b" style:font-name-asian="Arial"/>
    </style:style>
    <style:style style:name="P15" style:family="paragraph" style:parent-style-name="Standard">
      <style:paragraph-properties style:snap-to-layout-grid="false"/>
      <style:text-properties fo:font-size="16pt" officeooo:paragraph-rsid="000df48b" style:font-size-asian="16pt" style:font-size-complex="16pt"/>
    </style:style>
    <style:style style:name="P16" style:family="paragraph" style:parent-style-name="Standard">
      <style:text-properties officeooo:paragraph-rsid="000df48b"/>
    </style:style>
    <style:style style:name="P17" style:family="paragraph" style:parent-style-name="Standard">
      <style:text-properties officeooo:rsid="000df48b" officeooo:paragraph-rsid="000df48b"/>
    </style:style>
    <style:style style:name="P18" style:family="paragraph" style:parent-style-name="Standard">
      <style:paragraph-properties fo:margin-top="0cm" fo:margin-bottom="0cm" loext:contextual-spacing="false" fo:line-height="115%" fo:text-align="justify" style:justify-single-word="false"/>
      <style:text-properties style:font-name="Liberation Sans" officeooo:rsid="0006c57f" officeooo:paragraph-rsid="00075976"/>
    </style:style>
    <style:style style:name="P19" style:family="paragraph" style:parent-style-name="Standard">
      <style:paragraph-properties fo:margin-top="0cm" fo:margin-bottom="0cm" loext:contextual-spacing="false" fo:line-height="100%" fo:text-align="justify" style:justify-single-word="false"/>
      <style:text-properties style:font-name="Liberation Sans" fo:font-size="12pt" officeooo:rsid="00062023" officeooo:paragraph-rsid="00062023" style:font-name-asian="Times New Roman1" style:font-size-asian="12pt" style:language-asian="fr" style:country-asian="FR" style:font-size-complex="12pt"/>
    </style:style>
    <style:style style:name="P20" style:family="paragraph" style:parent-style-name="Standard">
      <style:paragraph-properties fo:margin-top="0cm" fo:margin-bottom="0cm" loext:contextual-spacing="false" fo:line-height="100%" fo:text-align="justify" style:justify-single-word="false"/>
      <style:text-properties style:font-name="Liberation Sans" fo:font-size="12pt" officeooo:rsid="00096b89" officeooo:paragraph-rsid="00062023" style:font-name-asian="Times New Roman1" style:font-size-asian="12pt" style:language-asian="fr" style:country-asian="FR" style:font-size-complex="12pt"/>
    </style:style>
    <style:style style:name="P21" style:family="paragraph" style:parent-style-name="Standard">
      <style:paragraph-properties fo:margin-top="0cm" fo:margin-bottom="0cm" loext:contextual-spacing="false" fo:line-height="100%" fo:text-align="justify" style:justify-single-word="false"/>
      <style:text-properties style:font-name="Liberation Sans" fo:font-size="12pt" officeooo:rsid="00096b89" officeooo:paragraph-rsid="00096b89" style:font-name-asian="Times New Roman1" style:font-size-asian="12pt" style:language-asian="fr" style:country-asian="FR" style:font-size-complex="12pt"/>
    </style:style>
    <style:style style:name="P22" style:family="paragraph" style:parent-style-name="Standard">
      <style:paragraph-properties fo:margin-top="0cm" fo:margin-bottom="0cm" loext:contextual-spacing="false" fo:line-height="100%" fo:text-align="justify" style:justify-single-word="false"/>
      <style:text-properties style:font-name="Times New Roman" fo:font-size="12pt" officeooo:rsid="0006c57f" officeooo:paragraph-rsid="0006c57f" style:font-name-asian="Times New Roman1" style:font-size-asian="12pt" style:language-asian="fr" style:country-asian="FR" style:font-size-complex="12pt"/>
    </style:style>
    <style:style style:name="P23" style:family="paragraph" style:parent-style-name="Standard">
      <style:paragraph-properties fo:margin-top="0cm" fo:margin-bottom="0cm" loext:contextual-spacing="false" fo:line-height="100%" fo:text-align="justify" style:justify-single-word="false" fo:break-before="page"/>
      <style:text-properties style:font-name="Liberation Sans" officeooo:paragraph-rsid="00062023"/>
    </style:style>
    <style:style style:name="P24" style:family="paragraph" style:parent-style-name="Standard">
      <style:paragraph-properties fo:margin-left="0.635cm" fo:margin-right="0cm" fo:text-align="justify" style:justify-single-word="false" fo:text-indent="0cm" style:auto-text-indent="false"/>
      <style:text-properties style:font-name="Calibri" officeooo:paragraph-rsid="000df48b" style:font-name-complex="Calibri"/>
    </style:style>
    <style:style style:name="P25" style:family="paragraph" style:parent-style-name="Text_20_body">
      <style:paragraph-properties fo:line-height="100%"/>
    </style:style>
    <style:style style:name="P26" style:family="paragraph" style:parent-style-name="Text_20_body">
      <style:paragraph-properties fo:line-height="100%"/>
      <style:text-properties style:font-name="Liberation Sans"/>
    </style:style>
    <style:style style:name="P27" style:family="paragraph" style:parent-style-name="Text_20_body">
      <style:text-properties style:font-name="Liberation Sans" officeooo:rsid="000df48b" officeooo:paragraph-rsid="000df48b"/>
    </style:style>
    <style:style style:name="P28" style:family="paragraph" style:parent-style-name="Text_20_body">
      <style:paragraph-properties fo:margin-left="1cm" fo:margin-right="0cm" fo:text-indent="0cm" style:auto-text-indent="false" style:shadow="none"/>
      <style:text-properties officeooo:rsid="0027da37" officeooo:paragraph-rsid="0027da37"/>
    </style:style>
    <style:style style:name="P29" style:family="paragraph" style:parent-style-name="Text_20_body">
      <style:paragraph-properties fo:margin-left="1cm" fo:margin-right="0cm" fo:text-align="justify" style:justify-single-word="false" fo:text-indent="0cm" style:auto-text-indent="false" style:shadow="none"/>
      <style:text-properties officeooo:rsid="0027da37" officeooo:paragraph-rsid="0027da37"/>
    </style:style>
    <style:style style:name="P30" style:family="paragraph" style:parent-style-name="Text_20_body">
      <style:paragraph-properties fo:margin-left="1cm" fo:margin-right="0cm" fo:text-align="justify" style:justify-single-word="false" fo:text-indent="0cm" style:auto-text-indent="false" style:shadow="none"/>
      <style:text-properties officeooo:rsid="002b20f2" officeooo:paragraph-rsid="002b20f2"/>
    </style:style>
    <style:style style:name="P31" style:family="paragraph" style:parent-style-name="Text_20_body">
      <style:paragraph-properties fo:margin-left="1cm" fo:margin-right="0cm" fo:margin-top="0.101cm" fo:margin-bottom="0.347cm" loext:contextual-spacing="false" fo:text-align="justify" style:justify-single-word="false" fo:text-indent="0cm" style:auto-text-indent="false" style:shadow="none"/>
      <style:text-properties officeooo:rsid="0027da37" officeooo:paragraph-rsid="0027da37"/>
    </style:style>
    <style:style style:name="P32" style:family="paragraph" style:parent-style-name="Text_20_body">
      <style:paragraph-properties fo:margin-left="1cm" fo:margin-right="0cm" fo:margin-top="0.101cm" fo:margin-bottom="0.347cm" loext:contextual-spacing="false" fo:text-align="justify" style:justify-single-word="false" fo:text-indent="0cm" style:auto-text-indent="false" style:shadow="none"/>
      <style:text-properties officeooo:rsid="0027da37" officeooo:paragraph-rsid="002b20f2"/>
    </style:style>
    <style:style style:name="P33" style:family="paragraph" style:parent-style-name="Text_20_body">
      <style:paragraph-properties fo:margin-left="1cm" fo:margin-right="0cm" fo:margin-top="0cm" fo:margin-bottom="0.146cm" loext:contextual-spacing="false" fo:text-indent="0cm" style:auto-text-indent="false" style:shadow="none"/>
      <style:text-properties officeooo:rsid="0027da37" officeooo:paragraph-rsid="0048a902"/>
    </style:style>
    <style:style style:name="P34" style:family="paragraph" style:parent-style-name="Text_20_body">
      <style:paragraph-properties fo:margin-left="0cm" fo:margin-right="0cm" fo:text-indent="0cm" style:auto-text-indent="false" style:shadow="none"/>
      <style:text-properties officeooo:rsid="000df48b" officeooo:paragraph-rsid="000df48b"/>
    </style:style>
    <style:style style:name="P35" style:family="paragraph" style:parent-style-name="Text_20_body">
      <style:paragraph-properties fo:margin-left="0cm" fo:margin-right="0cm" fo:line-height="100%" fo:text-indent="0cm" style:auto-text-indent="false" style:shadow="none"/>
      <style:text-properties style:font-name="Liberation Sans" fo:font-size="10pt" officeooo:rsid="000fe9bc" officeooo:paragraph-rsid="000fe9bc" style:font-size-asian="10pt" style:font-size-complex="10pt"/>
    </style:style>
    <style:style style:name="P36" style:family="paragraph" style:parent-style-name="Text_20_body">
      <style:paragraph-properties fo:margin-left="0cm" fo:margin-right="0cm" fo:line-height="100%" fo:text-indent="0cm" style:auto-text-indent="false" style:shadow="none"/>
      <style:text-properties style:font-name="Liberation Sans" fo:font-size="10pt" fo:font-weight="bold" officeooo:rsid="0019c0d8" officeooo:paragraph-rsid="000fe9bc" style:font-size-asian="10pt" style:font-weight-asian="bold" style:font-size-complex="10pt" style:font-weight-complex="bold"/>
    </style:style>
    <style:style style:name="P37" style:family="paragraph" style:parent-style-name="Text_20_body">
      <style:paragraph-properties fo:margin-left="0cm" fo:margin-right="0cm" fo:line-height="100%" fo:text-indent="0cm" style:auto-text-indent="false" style:shadow="none"/>
      <style:text-properties style:font-name="Liberation Sans" fo:font-size="10pt" fo:font-weight="bold" officeooo:rsid="0019c0d8" officeooo:paragraph-rsid="00122217" style:font-size-asian="10pt" style:font-weight-asian="bold" style:font-size-complex="10pt" style:font-weight-complex="bold"/>
    </style:style>
    <style:style style:name="P38" style:family="paragraph" style:parent-style-name="Text_20_body">
      <style:paragraph-properties fo:margin-left="0cm" fo:margin-right="0cm" fo:line-height="100%" fo:text-indent="0cm" style:auto-text-indent="false" style:shadow="none"/>
      <style:text-properties style:font-name="Liberation Sans" fo:font-size="10pt" fo:font-weight="bold" officeooo:rsid="001379b5" officeooo:paragraph-rsid="0012735f" style:font-size-asian="10pt" style:font-weight-asian="bold" style:font-size-complex="10pt" style:font-weight-complex="bold"/>
    </style:style>
    <style:style style:name="P39" style:family="paragraph" style:parent-style-name="Text_20_body">
      <style:paragraph-properties fo:margin-left="0cm" fo:margin-right="0cm" fo:line-height="100%" fo:text-indent="0cm" style:auto-text-indent="false" style:shadow="none"/>
      <style:text-properties style:font-name="Liberation Sans" fo:font-size="10pt" fo:font-weight="bold" officeooo:rsid="0012735f" officeooo:paragraph-rsid="000eb90c" style:font-size-asian="10pt" style:font-weight-asian="bold" style:font-size-complex="10pt" style:font-weight-complex="bold"/>
    </style:style>
    <style:style style:name="P40" style:family="paragraph" style:parent-style-name="Text_20_body">
      <style:paragraph-properties fo:margin-left="0cm" fo:margin-right="0cm" fo:margin-top="0cm" fo:margin-bottom="0.146cm" loext:contextual-spacing="false" fo:text-indent="0cm" style:auto-text-indent="false" style:shadow="none"/>
      <style:text-properties officeooo:rsid="000df48b" officeooo:paragraph-rsid="000df48b"/>
    </style:style>
    <style:style style:name="P41" style:family="paragraph" style:parent-style-name="Text_20_body">
      <style:paragraph-properties fo:margin-left="0cm" fo:margin-right="0cm" fo:margin-top="0cm" fo:margin-bottom="0.146cm" loext:contextual-spacing="false" fo:text-align="justify" style:justify-single-word="false" fo:text-indent="0cm" style:auto-text-indent="false" style:shadow="none"/>
      <style:text-properties officeooo:rsid="000df48b" officeooo:paragraph-rsid="000df48b"/>
    </style:style>
    <style:style style:name="P42"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0fe9bc" officeooo:paragraph-rsid="00255afe" style:font-size-asian="10pt" style:font-size-complex="10pt"/>
    </style:style>
    <style:style style:name="P43"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0fe9bc" officeooo:paragraph-rsid="0027da37" style:font-size-asian="10pt" style:font-size-complex="10pt"/>
    </style:style>
    <style:style style:name="P44"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0fe9bc" officeooo:paragraph-rsid="003fa49b" style:font-size-asian="10pt" style:font-size-complex="10pt"/>
    </style:style>
    <style:style style:name="P45"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0fe9bc" officeooo:paragraph-rsid="00436002" style:font-size-asian="10pt" style:font-size-complex="10pt"/>
    </style:style>
    <style:style style:name="P46"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122217" officeooo:paragraph-rsid="00255afe" style:font-size-asian="10pt" style:font-size-complex="10pt"/>
    </style:style>
    <style:style style:name="P47"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12735f" officeooo:paragraph-rsid="00255afe" style:font-size-asian="10pt" style:font-size-complex="10pt"/>
    </style:style>
    <style:style style:name="P48"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12735f" officeooo:paragraph-rsid="0027da37" style:font-size-asian="10pt" style:font-size-complex="10pt"/>
    </style:style>
    <style:style style:name="P49"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12735f" officeooo:paragraph-rsid="003cc38a" style:font-size-asian="10pt" style:font-size-complex="10pt"/>
    </style:style>
    <style:style style:name="P50"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12735f" officeooo:paragraph-rsid="003d1029" style:font-size-asian="10pt" style:font-size-complex="10pt"/>
    </style:style>
    <style:style style:name="P51"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officeooo:rsid="0012735f" officeooo:paragraph-rsid="003fa49b" style:font-size-asian="10pt" style:font-size-complex="10pt"/>
    </style:style>
    <style:style style:name="P52"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1e04c5" officeooo:paragraph-rsid="00255afe" style:font-size-asian="10pt" style:font-weight-asian="bold" style:font-size-complex="10pt" style:font-weight-complex="bold"/>
    </style:style>
    <style:style style:name="P53"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1e04c5" officeooo:paragraph-rsid="0027da37" style:font-size-asian="10pt" style:font-weight-asian="bold" style:font-size-complex="10pt" style:font-weight-complex="bold"/>
    </style:style>
    <style:style style:name="P54"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0fe9bc" officeooo:paragraph-rsid="00255afe" style:font-size-asian="10pt" style:font-weight-asian="bold" style:font-size-complex="10pt" style:font-weight-complex="bold"/>
    </style:style>
    <style:style style:name="P55"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0fe9bc" officeooo:paragraph-rsid="0027da37" style:font-size-asian="10pt" style:font-weight-asian="bold" style:font-size-complex="10pt" style:font-weight-complex="bold"/>
    </style:style>
    <style:style style:name="P56"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122217" officeooo:paragraph-rsid="00255afe" style:font-size-asian="10pt" style:font-weight-asian="bold" style:font-size-complex="10pt" style:font-weight-complex="bold"/>
    </style:style>
    <style:style style:name="P57"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12735f" officeooo:paragraph-rsid="00255afe" style:font-size-asian="10pt" style:font-weight-asian="bold" style:font-size-complex="10pt" style:font-weight-complex="bold"/>
    </style:style>
    <style:style style:name="P58"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12735f" officeooo:paragraph-rsid="0027da37" style:font-size-asian="10pt" style:font-weight-asian="bold" style:font-size-complex="10pt" style:font-weight-complex="bold"/>
    </style:style>
    <style:style style:name="P59"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12735f" officeooo:paragraph-rsid="00363a98" style:font-size-asian="10pt" style:font-weight-asian="bold" style:font-size-complex="10pt" style:font-weight-complex="bold"/>
    </style:style>
    <style:style style:name="P60" style:family="paragraph" style:parent-style-name="Text_20_body">
      <style:paragraph-properties fo:margin-left="0cm" fo:margin-right="0cm" fo:margin-top="0.199cm" fo:margin-bottom="0cm" loext:contextual-spacing="false" fo:line-height="100%" fo:text-indent="0cm" style:auto-text-indent="false" style:shadow="none"/>
      <style:text-properties style:font-name="Liberation Sans" fo:font-size="10pt" fo:font-weight="bold" officeooo:rsid="0035132e" officeooo:paragraph-rsid="0035132e" style:font-size-asian="10pt" style:font-weight-asian="bold" style:font-size-complex="10pt" style:font-weight-complex="bold"/>
    </style:style>
    <style:style style:name="P61" style:family="paragraph" style:parent-style-name="Text_20_body">
      <style:paragraph-properties fo:margin-left="0cm" fo:margin-right="0cm" fo:line-height="100%" fo:text-indent="0cm" style:auto-text-indent="false" fo:break-before="page" style:shadow="none"/>
      <style:text-properties style:font-name="Liberation Sans" fo:font-size="10pt" fo:font-weight="bold" officeooo:rsid="0012735f" officeooo:paragraph-rsid="000eb90c" style:font-size-asian="10pt" style:font-weight-asian="bold" style:font-size-complex="10pt" style:font-weight-complex="bold"/>
    </style:style>
    <style:style style:name="P62" style:family="paragraph" style:parent-style-name="Title">
      <style:paragraph-properties fo:padding="0.049cm" fo:border="2.01pt solid #579835" style:shadow="none"/>
      <style:text-properties fo:color="#808080" style:font-name="Go Medium" fo:font-weight="normal" officeooo:rsid="00021abf" officeooo:paragraph-rsid="00021abf" style:font-weight-asian="normal" style:font-weight-complex="normal"/>
    </style:style>
    <style:style style:name="P63" style:family="paragraph" style:parent-style-name="Table_20_Contents">
      <style:paragraph-properties fo:text-align="center" style:justify-single-word="false"/>
      <style:text-properties fo:color="#62a73b" style:font-name="Liberation Sans" fo:font-size="10pt" fo:font-weight="bold" officeooo:rsid="00255afe" officeooo:paragraph-rsid="00255afe"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color="#62a73b" style:font-name="Liberation Sans" fo:font-size="10pt" fo:font-weight="bold" officeooo:rsid="00255afe" officeooo:paragraph-rsid="0027da37" style:font-size-asian="10pt" style:font-weight-asian="bold" style:font-size-complex="10pt" style:font-weight-complex="bold"/>
    </style:style>
    <style:style style:name="P65" style:family="paragraph" style:parent-style-name="Header">
      <style:paragraph-properties fo:text-align="justify" style:justify-single-word="false"/>
      <style:text-properties fo:color="#801900" style:font-name="Liberation Sans" fo:font-weight="bold" officeooo:paragraph-rsid="000df48b" style:font-weight-asian="bold" style:font-name-complex="Calibri"/>
    </style:style>
    <style:style style:name="P66" style:family="paragraph" style:parent-style-name="Header">
      <style:paragraph-properties fo:text-align="justify" style:justify-single-word="false"/>
      <style:text-properties fo:color="#801900" style:font-name="Calibri" fo:font-weight="bold" officeooo:paragraph-rsid="000df48b" style:font-weight-asian="bold" style:font-name-complex="Calibri"/>
    </style:style>
    <style:style style:name="P67" style:family="paragraph" style:parent-style-name="Footer">
      <style:paragraph-properties fo:text-align="end" style:justify-single-word="false"/>
    </style:style>
    <style:style style:name="P68" style:family="paragraph" style:parent-style-name="Standard" style:list-style-name="WW8Num2">
      <style:paragraph-properties fo:text-align="justify" style:justify-single-word="false"/>
      <style:text-properties style:font-name="Calibri" officeooo:paragraph-rsid="000df48b" style:font-name-complex="Calibri"/>
    </style:style>
    <style:style style:name="P69" style:family="paragraph" style:parent-style-name="Standard" style:list-style-name="L3">
      <style:paragraph-properties fo:margin-top="0cm" fo:margin-bottom="0cm" loext:contextual-spacing="false" fo:line-height="115%" fo:text-align="justify" style:justify-single-word="false"/>
      <style:text-properties officeooo:paragraph-rsid="00075976"/>
    </style:style>
    <style:style style:name="P70" style:family="paragraph" style:parent-style-name="Standard" style:list-style-name="L3">
      <style:paragraph-properties fo:margin-top="0cm" fo:margin-bottom="0cm" loext:contextual-spacing="false" fo:line-height="115%" fo:text-align="justify" style:justify-single-word="false"/>
      <style:text-properties style:font-name="Liberation Sans" officeooo:paragraph-rsid="000b2d18"/>
    </style:style>
    <style:style style:name="P71" style:family="paragraph" style:parent-style-name="Standard" style:list-style-name="L3">
      <style:paragraph-properties fo:margin-top="0cm" fo:margin-bottom="0cm" loext:contextual-spacing="false" fo:line-height="115%" fo:text-align="justify" style:justify-single-word="false"/>
      <style:text-properties style:font-name="Liberation Sans" officeooo:paragraph-rsid="000cb9cf"/>
    </style:style>
    <style:style style:name="P72" style:family="paragraph" style:parent-style-name="Text_20_body" style:list-style-name="L1">
      <style:paragraph-properties fo:line-height="100%"/>
      <style:text-properties style:font-name="Liberation Sans"/>
    </style:style>
    <style:style style:name="P73" style:family="paragraph" style:parent-style-name="Text_20_body" style:list-style-name="L2">
      <style:paragraph-properties fo:line-height="100%"/>
      <style:text-properties style:font-name="Liberation Sans"/>
    </style:style>
    <style:style style:name="P74" style:family="paragraph" style:parent-style-name="Text_20_body">
      <style:paragraph-properties fo:margin-left="1cm" fo:margin-right="0cm" fo:text-indent="0cm" style:auto-text-indent="false" style:shadow="none"/>
      <style:text-properties officeooo:paragraph-rsid="0049966c"/>
    </style:style>
    <style:style style:name="P75" style:family="paragraph" style:parent-style-name="Heading_20_1">
      <style:paragraph-properties fo:margin-left="1cm" fo:margin-right="0cm" fo:text-align="start" style:justify-single-word="false" fo:text-indent="0cm" style:auto-text-indent="false" fo:padding="0.049cm" fo:border-left="none" fo:border-right="none" fo:border-top="none" fo:border-bottom="3pt solid #579835" style:shadow="none"/>
      <style:text-properties fo:color="#666666" style:language-asian="fr" style:country-asian="FR"/>
    </style:style>
    <style:style style:name="P76" style:family="paragraph" style:parent-style-name="Header">
      <loext:graphic-properties draw:fill="solid" draw:fill-color="#ffffff"/>
      <style:paragraph-properties fo:text-align="end" style:justify-single-word="false" fo:background-color="#ffffff" style:shadow="none"/>
      <style:text-properties fo:color="#666666" style:font-name="Cabin" officeooo:rsid="00021abf" officeooo:paragraph-rsid="00021abf"/>
    </style:style>
    <style:style style:name="P77" style:family="paragraph" style:parent-style-name="Heading_20_2">
      <style:paragraph-properties fo:break-before="page"/>
      <style:text-properties officeooo:paragraph-rsid="0027da37"/>
    </style:style>
    <style:style style:name="P78" style:family="paragraph" style:parent-style-name="Heading_20_3">
      <style:text-properties style:font-name="Liberation Sans" fo:font-size="14pt" style:font-size-asian="14pt" style:font-size-complex="14pt"/>
    </style:style>
    <style:style style:name="T1" style:family="text">
      <style:text-properties fo:background-color="transparent" loext:char-shading-value="0" style:font-size-asian="10.5pt"/>
    </style:style>
    <style:style style:name="T2" style:family="text">
      <style:text-properties fo:font-size="20pt" style:font-size-asian="20pt" style:font-size-complex="20pt"/>
    </style:style>
    <style:style style:name="T3" style:family="text">
      <style:text-properties fo:font-size="12pt" style:font-name-asian="Times New Roman1" style:font-size-asian="12pt" style:language-asian="fr" style:country-asian="FR" style:font-size-complex="12pt"/>
    </style:style>
    <style:style style:name="T4" style:family="text">
      <style:text-properties fo:font-size="12pt" officeooo:rsid="00062023" style:font-name-asian="Times New Roman1" style:font-size-asian="12pt" style:language-asian="fr" style:country-asian="FR" style:font-size-complex="12pt"/>
    </style:style>
    <style:style style:name="T5" style:family="text">
      <style:text-properties fo:font-size="12pt" officeooo:rsid="0006c57f" style:font-name-asian="Times New Roman1" style:font-size-asian="12pt" style:language-asian="fr" style:country-asian="FR" style:font-size-complex="12pt"/>
    </style:style>
    <style:style style:name="T6" style:family="text">
      <style:text-properties fo:font-size="12pt" officeooo:rsid="00075976" style:font-name-asian="Times New Roman1" style:font-size-asian="12pt" style:language-asian="fr" style:country-asian="FR" style:font-size-complex="12pt"/>
    </style:style>
    <style:style style:name="T7" style:family="text">
      <style:text-properties fo:font-size="12pt" officeooo:rsid="00074aae" style:font-name-asian="Times New Roman1" style:font-size-asian="12pt" style:language-asian="fr" style:country-asian="FR" style:font-size-complex="12pt"/>
    </style:style>
    <style:style style:name="T8" style:family="text">
      <style:text-properties fo:font-size="12pt" officeooo:rsid="0007faca" style:font-name-asian="Times New Roman1" style:font-size-asian="12pt" style:language-asian="fr" style:country-asian="FR" style:font-size-complex="12pt"/>
    </style:style>
    <style:style style:name="T9" style:family="text">
      <style:text-properties fo:font-size="12pt" fo:font-weight="bold" officeooo:rsid="000b2d18" style:font-name-asian="Times New Roman1" style:font-size-asian="12pt" style:language-asian="fr" style:country-asian="FR" style:font-weight-asian="bold" style:font-size-complex="12pt" style:font-weight-complex="bold"/>
    </style:style>
    <style:style style:name="T10" style:family="text">
      <style:text-properties fo:font-size="12pt" fo:font-weight="bold" officeooo:rsid="000cb9cf" style:font-name-asian="Times New Roman1" style:font-size-asian="12pt" style:language-asian="fr" style:country-asian="FR" style:font-weight-asian="bold" style:font-size-complex="12pt" style:font-weight-complex="bold"/>
    </style:style>
    <style:style style:name="T11" style:family="text">
      <style:text-properties fo:font-size="12pt" fo:font-weight="normal" officeooo:rsid="000b2d18" style:font-name-asian="Times New Roman1" style:font-size-asian="12pt" style:language-asian="fr" style:country-asian="FR" style:font-weight-asian="normal" style:font-size-complex="12pt" style:font-weight-complex="normal"/>
    </style:style>
    <style:style style:name="T12" style:family="text">
      <style:text-properties style:font-name-asian="Times New Roman1" style:language-asian="fr" style:country-asian="FR"/>
    </style:style>
    <style:style style:name="T13" style:family="text">
      <style:text-properties officeooo:rsid="00062023" style:font-name-asian="Times New Roman1" style:language-asian="fr" style:country-asian="FR"/>
    </style:style>
    <style:style style:name="T14" style:family="text">
      <style:text-properties style:font-name="Liberation Sans"/>
    </style:style>
    <style:style style:name="T15" style:family="text">
      <style:text-properties style:font-name="Liberation Sans" fo:font-weight="bold" style:font-weight-asian="bold" style:font-weight-complex="bold"/>
    </style:style>
    <style:style style:name="T16" style:family="text">
      <style:text-properties style:font-name="Liberation Sans" fo:font-size="12pt" officeooo:rsid="00074aae" style:font-name-asian="Times New Roman1" style:font-size-asian="12pt" style:language-asian="fr" style:country-asian="FR" style:font-size-complex="12pt"/>
    </style:style>
    <style:style style:name="T17" style:family="text">
      <style:text-properties style:font-name="Liberation Sans" fo:font-size="12pt" officeooo:rsid="000b2d18" style:font-name-asian="Times New Roman1" style:font-size-asian="12pt" style:language-asian="fr" style:country-asian="FR" style:font-size-complex="12pt"/>
    </style:style>
    <style:style style:name="T18" style:family="text">
      <style:text-properties style:font-name="Liberation Sans" fo:font-size="12pt" fo:font-weight="bold" officeooo:rsid="000b2d18" style:font-name-asian="Times New Roman1" style:font-size-asian="12pt" style:language-asian="fr" style:country-asian="FR" style:font-weight-asian="bold" style:font-size-complex="12pt"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315f58" style:font-weight-asian="bold" style:font-weight-complex="bold"/>
    </style:style>
    <style:style style:name="T22" style:family="text">
      <style:text-properties fo:font-weight="bold" officeooo:rsid="003cc38a" style:font-weight-asian="bold" style:font-weight-complex="bold"/>
    </style:style>
    <style:style style:name="T23" style:family="text">
      <style:text-properties officeooo:rsid="000b2d18"/>
    </style:style>
    <style:style style:name="T24" style:family="text">
      <style:text-properties fo:font-weight="normal" style:font-weight-asian="normal" style:font-weight-complex="normal"/>
    </style:style>
    <style:style style:name="T25" style:family="text">
      <style:text-properties fo:font-weight="normal" officeooo:rsid="00363a98" style:font-weight-asian="normal" style:font-weight-complex="normal"/>
    </style:style>
    <style:style style:name="T26" style:family="text">
      <style:text-properties fo:font-weight="normal" officeooo:rsid="003808b0" style:font-weight-asian="normal" style:font-weight-complex="normal"/>
    </style:style>
    <style:style style:name="T27" style:family="text">
      <style:text-properties fo:color="#801900" fo:font-size="13pt" fo:font-weight="bold" style:font-size-asian="13pt" style:font-weight-asian="bold" style:font-size-complex="13pt" style:font-weight-complex="bold"/>
    </style:style>
    <style:style style:name="T28" style:family="text">
      <style:text-properties style:font-name-asian="Arial"/>
    </style:style>
    <style:style style:name="T29" style:family="text">
      <style:text-properties fo:font-size="16pt" style:font-size-asian="16pt" style:font-size-complex="16pt"/>
    </style:style>
    <style:style style:name="T30" style:family="text">
      <style:text-properties fo:font-size="16pt" style:font-name-asian="Arial" style:font-size-asian="16pt" style:font-size-complex="16pt"/>
    </style:style>
    <style:style style:name="T31" style:family="text">
      <style:text-properties officeooo:rsid="00103b61"/>
    </style:style>
    <style:style style:name="T32" style:family="text">
      <style:text-properties officeooo:rsid="0012735f"/>
    </style:style>
    <style:style style:name="T33" style:family="text">
      <style:text-properties officeooo:rsid="001379b5"/>
    </style:style>
    <style:style style:name="T34" style:family="text">
      <style:text-properties officeooo:rsid="00199546"/>
    </style:style>
    <style:style style:name="T35" style:family="text">
      <style:text-properties officeooo:rsid="0019c0d8"/>
    </style:style>
    <style:style style:name="T36" style:family="text">
      <style:text-properties officeooo:rsid="001af7dc"/>
    </style:style>
    <style:style style:name="T37" style:family="text">
      <style:text-properties officeooo:rsid="001f4679"/>
    </style:style>
    <style:style style:name="T38" style:family="text">
      <style:text-properties officeooo:rsid="0021ba93"/>
    </style:style>
    <style:style style:name="T39" style:family="text">
      <style:text-properties officeooo:rsid="0025bb94"/>
    </style:style>
    <style:style style:name="T40" style:family="text">
      <style:text-properties officeooo:rsid="0027da37"/>
    </style:style>
    <style:style style:name="T41" style:family="text">
      <style:text-properties officeooo:rsid="0029bfd0"/>
    </style:style>
    <style:style style:name="T42" style:family="text">
      <style:text-properties officeooo:rsid="002f2ea2"/>
    </style:style>
    <style:style style:name="T43" style:family="text">
      <style:text-properties officeooo:rsid="00315f58"/>
    </style:style>
    <style:style style:name="T44" style:family="text">
      <style:text-properties officeooo:rsid="0035132e"/>
    </style:style>
    <style:style style:name="T45" style:family="text">
      <style:text-properties officeooo:rsid="00398f20"/>
    </style:style>
    <style:style style:name="T46" style:family="text">
      <style:text-properties officeooo:rsid="003a8774"/>
    </style:style>
    <style:style style:name="T47" style:family="text">
      <style:text-properties officeooo:rsid="003c4467"/>
    </style:style>
    <style:style style:name="T48" style:family="text">
      <style:text-properties officeooo:rsid="003cc38a"/>
    </style:style>
    <style:style style:name="T49" style:family="text">
      <style:text-properties officeooo:rsid="003eda58"/>
    </style:style>
    <style:style style:name="T50" style:family="text">
      <style:text-properties officeooo:rsid="003fa49b"/>
    </style:style>
    <style:style style:name="T51" style:family="text">
      <style:text-properties officeooo:rsid="00436002"/>
    </style:style>
    <style:style style:name="T52" style:family="text">
      <style:text-properties officeooo:rsid="0044d3da"/>
    </style:style>
    <style:style style:name="T53" style:family="text">
      <style:text-properties officeooo:rsid="002b20f2"/>
    </style:style>
    <style:style style:name="T54" style:family="text">
      <style:text-properties style:text-position="super 58%" officeooo:rsid="002b20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39cm" fo:text-indent="-0.635cm" fo:margin-left="1.4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Projet d’Analyse Spatiale <text:line-break/><text:span text:style-name="T2">Modalités d’évaluation</text:span></text:p>
      <text:p text:style-name="P25"/>
      <text:p text:style-name="P25"><text:tab/><text:span text:style-name="T14">Le projet tutoré d’analyse spatiale est un module ( ou Unité d’Enseignement UE) du Master 2 Information Géographique Analyse Spatiale et Télédétection auquel sont associés</text:span><text:span text:style-name="T15"> 3 ECTS </text:span></text:p>
      <text:p text:style-name="P26"><text:tab/>A<text:span text:style-name="T23">vant</text:span> de préciser les modalités d’évaluation de ce module, nous rappelons ci-dessous ses caractéristiques, tirées du programme d’enseignement du Master<text:note text:id="ftn1" text:note-class="footnote"><text:note-citation>1</text:note-citation><text:note-body><text:p text:style-name="Footnote"><text:a xlink:type="simple" xlink:href="http://www.ensg.eu/IMG/pdf/programme_enseignement_master_2_igast.pdf" text:style-name="Internet_20_link" text:visited-style-name="Visited_20_Internet_20_Link">http://www.ensg.eu/IMG/pdf/programme_enseignement_master_2_igast.pdf</text:a></text:p></text:note-body></text:note>.</text:p>
      <text:h text:style-name="P78" text:outline-level="3"><text:span text:style-name="T13">Objectifs du module</text:span><text:span text:style-name="T12"> :</text:span></text:h>
      <text:list xml:id="list2603333275" text:style-name="L1">
        <text:list-item>
          <text:p text:style-name="P72">la réappropriation par la pratique des connaissances acquises pendant l'année,</text:p>
        </text:list-item>
        <text:list-item>
          <text:p text:style-name="P72"><text:span text:style-name="T3">l'acquisition d'une certaine autonomie sur la modélisation et l'analyse spatiale de données géographiques </text:span><text:span text:style-name="T4">pour la plupart </text:span><text:span text:style-name="T3">vectorielles,</text:span></text:p>
        </text:list-item>
        <text:list-item>
          <text:p text:style-name="P72">la pratique de la réalisation d’un d’état de l’art,</text:p>
        </text:list-item>
        <text:list-item>
          <text:p text:style-name="P72">l'approfondissement d'une thématique, </text:p>
        </text:list-item>
        <text:list-item>
          <text:p text:style-name="P72">l'apprentissage du travail en équipe.</text:p>
        </text:list-item>
      </text:list>
      <text:p text:style-name="P26"/>
      <text:h text:style-name="P78" text:outline-level="3">Compétences attendues :</text:h>
      <text:list xml:id="list2816974171" text:style-name="L2">
        <text:list-item>
          <text:p text:style-name="P73">travailler en équipe </text:p>
        </text:list-item>
        <text:list-item>
          <text:p text:style-name="P73">dialoguer avec un commanditaire non nécessairement géomaticien</text:p>
        </text:list-item>
        <text:list-item>
          <text:p text:style-name="P73"><text:span text:style-name="T4">c</text:span><text:span text:style-name="T3">omprendre un besoin </text:span><text:span text:style-name="T5">exprimé par le commanditaire</text:span><text:span text:style-name="T3"> </text:span></text:p>
        </text:list-item>
        <text:list-item>
          <text:p text:style-name="P73"><text:span text:style-name="T4">réaliser </text:span><text:span text:style-name="T3">un état de l’art succinct des méthodes permettant de répondre à ce besoin</text:span></text:p>
        </text:list-item>
        <text:list-item>
          <text:p text:style-name="P73"><text:span text:style-name="T4">c</text:span><text:span text:style-name="T3">hoisir, adapter, compléter et mettre en œuvre des méthodes existantes (vues dans les différentes UE et/ou dans l’état de l’art réalisé) pour répondre à ce besoin</text:span></text:p>
        </text:list-item>
        <text:list-item>
          <text:p text:style-name="P73"><text:span text:style-name="T3">synthétiser et présenter le travail réalisé </text:span><text:span text:style-name="T4">à l’oral et à l’écrit</text:span></text:p>
        </text:list-item>
      </text:list>
      <text:p text:style-name="P19"/>
      <text:p text:style-name="P20"/>
      <text:p text:style-name="P21"/>
      <text:p text:style-name="P23"/>
      <text:h text:style-name="P75" text:outline-level="1">Évaluation<text:tab/> du module</text:h>
      <text:p text:style-name="P22"/>
      <text:p text:style-name="P18"><text:span text:style-name="T3"><text:tab/>L’évaluation du module combine </text:span><text:span text:style-name="T6">trois</text:span><text:span text:style-name="T7"> notes chiffrées sur 20 points : </text:span></text:p>
      <text:list xml:id="list834308499" text:style-name="L3">
        <text:list-item>
          <text:p text:style-name="P69"><text:span text:style-name="T16">une note </text:span><text:span text:style-name="T18">coefficient 2</text:span><text:span text:style-name="T17"> évaluant </text:span><text:span text:style-name="T16">le rapport écrit,</text:span></text:p>
        </text:list-item>
        <text:list-item>
          <text:p text:style-name="P70"><text:span text:style-name="T6">u</text:span><text:span text:style-name="T7">ne note </text:span><text:span text:style-name="T9">coefficient 1 </text:span><text:span text:style-name="T11">évaluant </text:span><text:span text:style-name="T7">sur la soutenance orale du projet</text:span><text:span text:style-name="T8"> </text:span></text:p>
        </text:list-item>
        <text:list-item>
          <text:p text:style-name="P71"><text:span text:style-name="T6">une note </text:span><text:span text:style-name="T9">coefficient </text:span><text:span text:style-name="T10">1</text:span><text:span text:style-name="T9"> </text:span><text:span text:style-name="T6">résumant l’appréciation du commanditaire, à qui nous fournissons une grille d’évaluation, reproduite à la fin de ce document </text:span></text:p>
        </text:list-item>
      </text:list>
      <text:h text:style-name="Heading_20_2" text:outline-level="2">Évaluation du rapport de projet </text:h>
      <text:p text:style-name="P74"><text:span text:style-name="T53">(Vous détecterez dans ce qui suit une forte similitude avec les consignes du projet Étude bibliographique encadré par Sébastien Mustière et Sidonie Christophe, ainsi que celle des projets d’initiation à la recherche des ingénieurs 2</text:span><text:span text:style-name="T54">ème</text:span><text:span text:style-name="T53"> année et du projet de développement des Master 1 Géomatique et Ingénieurs 2</text:span><text:span text:style-name="T54">ème</text:span><text:span text:style-name="T53"> année )</text:span></text:p>
      <text:p text:style-name="P31">Le rapport ne doit pas dépasser <text:span text:style-name="T20">20 pages</text:span> hors annexes. Les sources et références doivent être clairement et correctement identifiées, comme on le fait dans les articles scientifiques (avec nom des auteurs, date, titre, et lieu de publication, date de consultation pour les documents uniquement disponibles sur le web). Il peut contenir des images et figures. Il doit être précis et synthétique. Il ne s’agit pas d’un journal de bord décrivant le déroulement du projet, mais <text:span text:style-name="T41">d’</text:span>un rapport synthétisant les travaux de façon suffisamment claire pour <text:span text:style-name="T41">situer le contexte et les enjeux du sujets, la façon dont vous y avez répondu </text:span>être reproduit par un lecteur de niveau équivalent</text:p>
      <text:p text:style-name="P31">Les règles relatives au droit d’auteur et à l’éthique scientifique doivent être scrupuleusement respectées : le plagiat, involontaire ou non, n’est pas admissible. Selon la loi, il peut entraîner l’annulation de votre travail universitaire. Il annulera a minima la partie « rapport » de votre travail. Pour information, votre rapport pourra être passé à l’analyse d’un logiciel anti-plagiat. Pour en savoir plus, et mieux connaître les règles à respecter, vous pouvez par exemple consulter :</text:p>
      <text:p text:style-name="P32"><text:a xlink:type="simple" xlink:href="http://parisdescartes.libguides.com/droitauteur/plagiat" text:style-name="Internet_20_link" text:visited-style-name="Visited_20_Internet_20_Link">http://parisdescartes.libguides.com/droitauteur/plagiat</text:a></text:p>
      <text:p text:style-name="P32"><text:a xlink:type="simple" xlink:href="http://www.univ-angers.fr/fr/formation/anti-plagiat/c-est-quoi-le-plagiat.html" text:style-name="Internet_20_link" text:visited-style-name="Visited_20_Internet_20_Link">http://www.univ-angers.fr/fr/formation/anti-plagiat/c-est-quoi-le-plagiat.html</text:a></text:p>
      <text:p text:style-name="P30"/>
      <text:p text:style-name="P29"/>
      <text:p text:style-name="P29"/>
      <text:p text:style-name="P29"/>
      <text:p text:style-name="P29"><text:soft-page-break/></text:p>
      <text:p text:style-name="P29"/>
      <text:p text:style-name="P29"/>
      <text:p text:style-name="P29"/>
      <text:p text:style-name="P28">Dans la grille ci dessous, chaque cellule liste des critères <text:span text:style-name="T20">nécessaires</text:span><text:span text:style-name="T24"> (et non suffisants) </text:span>pour l’obtention <text:span text:style-name="T20">de la note maximale.</text:span> </text:p>
      <text:p text:style-name="P28"/>
      <table:table table:name="Tableau2" table:style-name="Tableau2">
        <table:table-column table:style-name="Tableau2.A"/>
        <table:table-column table:style-name="Tableau2.B"/>
        <table:table-row>
          <table:table-cell table:style-name="Tableau2.A1" office:value-type="string">
            <text:p text:style-name="P42"><text:span text:style-name="T20">État de l’art / étude de l’existant</text:span> :</text:p>
            <text:p text:style-name="P42"><text:tab/><text:span text:style-name="T33">présence d’une bibliographie de sources fiables</text:span></text:p>
            <text:p text:style-name="P42"><text:tab/><text:span text:style-name="T33">référence dans le corps du texte</text:span></text:p>
          </table:table-cell>
          <table:table-cell table:style-name="Tableau2.B1" office:value-type="string">
            <text:p text:style-name="P63">2pts</text:p>
          </table:table-cell>
        </table:table-row>
        <table:table-row>
          <table:table-cell table:style-name="Tableau2.A5" office:value-type="string">
            <text:p text:style-name="P52">Compréhension du sujet (Problématique):</text:p>
            <text:p text:style-name="P42"><text:tab/><text:span text:style-name="T31">le besoin du commanditaire est compris et clairement formulé</text:span></text:p>
            <text:p text:style-name="P42"><text:tab/><text:span text:style-name="T38">les contraintes et la difficulté sont explicitées</text:span></text:p>
          </table:table-cell>
          <table:table-cell table:style-name="Tableau2.B2" office:value-type="string">
            <text:p text:style-name="P63">4pts</text:p>
          </table:table-cell>
        </table:table-row>
        <table:table-row>
          <table:table-cell table:style-name="Tableau2.A5" office:value-type="string">
            <text:p text:style-name="P54">Méthodologie :</text:p>
            <text:p text:style-name="P42"><text:tab/><text:span text:style-name="T37">justification de l’adéquation avec le problème et les contraintes du sujet </text:span></text:p>
            <text:p text:style-name="P42"><text:tab/><text:span text:style-name="T35">description claire des étapes</text:span></text:p>
            <text:p text:style-name="P42"><text:tab/><text:span text:style-name="T39">scientificité / robustesse de la démarche proposée</text:span></text:p>
          </table:table-cell>
          <table:table-cell table:style-name="Tableau2.B2" office:value-type="string">
            <text:p text:style-name="P63">4pts</text:p>
          </table:table-cell>
        </table:table-row>
        <table:table-row>
          <table:table-cell table:style-name="Tableau2.A5" office:value-type="string">
            <text:p text:style-name="P56">Mise en œuvre technique :</text:p>
            <text:p text:style-name="P46"><text:tab/><text:span text:style-name="T33">les processus centraux de la méthodologie sont décrits</text:span></text:p>
            <text:p text:style-name="P46"><text:tab/><text:span text:style-name="T34">reproductibilité de l’approche par un lecteur de même niveau</text:span></text:p>
            <text:p text:style-name="P46"><text:tab/><text:span text:style-name="T36">le cas échéant : code disponible et documenté</text:span></text:p>
          </table:table-cell>
          <table:table-cell table:style-name="Tableau2.B2" office:value-type="string">
            <text:p text:style-name="P63">4pts</text:p>
          </table:table-cell>
        </table:table-row>
        <table:table-row>
          <table:table-cell table:style-name="Tableau2.A5" office:value-type="string">
            <text:p text:style-name="P57">Résultats et Limites : </text:p>
            <text:p text:style-name="P47"><text:tab/><text:span text:style-name="T33">les résultats sont décrits et interprétés</text:span></text:p>
            <text:p text:style-name="P47"><text:tab/><text:span text:style-name="T33">les limites (techniques et/ou méthodologiques) du travail sont exposées</text:span></text:p>
          </table:table-cell>
          <table:table-cell table:style-name="Tableau2.B2" office:value-type="string">
            <text:p text:style-name="P63"><text:span text:style-name="T44">3</text:span>pts</text:p>
          </table:table-cell>
        </table:table-row>
        <table:table-row>
          <table:table-cell table:style-name="Tableau2.A6" office:value-type="string">
            <text:p text:style-name="P54">Orthographe, qualité de la langue, structure et lisibilité de l’ensemble : </text:p>
            <text:p text:style-name="P60"><text:span text:style-name="T32"><text:tab/></text:span><text:span text:style-name="T24">Cartes et figures sont légendées</text:span></text:p>
            <text:p text:style-name="P59"><text:span text:style-name="T24"><text:tab/></text:span><text:span text:style-name="T25">Table des matières, </text:span><text:span text:style-name="T26">pages numérotées</text:span></text:p>
          </table:table-cell>
          <table:table-cell table:style-name="Tableau2.B2" office:value-type="string">
            <text:p text:style-name="P63"><text:span text:style-name="T44">3</text:span>pts</text:p>
          </table:table-cell>
        </table:table-row>
      </table:table>
      <text:p text:style-name="P35"/>
      <text:p text:style-name="P35"/>
      <text:p text:style-name="P36"/>
      <text:p text:style-name="P37"/>
      <text:p text:style-name="P38"/>
      <text:p text:style-name="P39"/>
      <text:p text:style-name="P61"/>
      <text:h text:style-name="Heading_20_2" text:outline-level="2">Évaluation de la soutenance orale</text:h>
      <text:p text:style-name="P34"/>
      <text:p text:style-name="P41">Vous devez penser la présentation pour qu’elle soit compréhensible pour le public concerné (la promotion IGAST et des enseignants et chercheurs ENSG, <text:span text:style-name="T42">les commanditaires éventuels</text:span>) : c'est-à-dire qu’elle ne s’adresse pas nécessairement à des spécialistes du sujet choisi, mais à des personnes qui ont une bonne culture en géomatique. La présentation doit se suffire à elle-même : elle doit être compréhensible pour des gens qui n’ont pas lu votre rapport et n’ont pas discuté au préalable du sujet avec vous. Elle doit informer, et donner envie de creuser plus loin en allant lire votre rapport.</text:p>
      <text:p text:style-name="P33"/>
      <text:p text:style-name="P33">Dans la grille ci dessous, chaque cellule liste des critères <text:span text:style-name="T20">nécessaires</text:span><text:span text:style-name="T24"> (et non suffisants) </text:span>pour l’obtention <text:span text:style-name="T20">de la note maximale.</text:span> </text:p>
      <text:p text:style-name="P40"/>
      <table:table table:name="Tableau3" table:style-name="Tableau3">
        <table:table-column table:style-name="Tableau3.A"/>
        <table:table-column table:style-name="Tableau3.B"/>
        <table:table-row>
          <table:table-cell table:style-name="Tableau3.A1" office:value-type="string">
            <text:p text:style-name="P53"><text:span text:style-name="T45">Restitution du projet</text:span>:</text:p>
            <text:p text:style-name="P43"><text:tab/><text:span text:style-name="T31">la problématique du projet est clairement restituée et illustrée</text:span></text:p>
            <text:p text:style-name="P43"><text:tab/><text:span text:style-name="T38">les contraintes et la difficulté sont explicitées</text:span></text:p>
            <text:p text:style-name="P49"><text:tab/><text:span text:style-name="T48">le niveau de détail est adapté au format de l’exercice</text:span></text:p>
            <text:p text:style-name="P50"><text:tab/><text:span text:style-name="T49">la méthodologie est explicitée</text:span></text:p>
            <text:p text:style-name="P45"><text:tab/><text:span text:style-name="T51">l’essentiel des résultat est communiqué</text:span></text:p>
          </table:table-cell>
          <table:table-cell table:style-name="Tableau3.B1" office:value-type="string">
            <text:p text:style-name="P64"><text:span text:style-name="T51">6</text:span>pts</text:p>
          </table:table-cell>
        </table:table-row>
        <table:table-row>
          <table:table-cell table:style-name="Tableau3.A2" office:value-type="string">
            <text:p text:style-name="P55"><text:span text:style-name="T47">Prestation « scénique »</text:span> :</text:p>
            <text:p text:style-name="P43"><text:tab/><text:span text:style-name="T46">l’élocution est claire, concernée voire enthousiaste</text:span></text:p>
            <text:p text:style-name="P43"><text:tab/><text:span text:style-name="T46">le temps de parole est correctement partagé entre les membres de l’équipe</text:span></text:p>
            <text:p text:style-name="P43"><text:tab/><text:span text:style-name="T46">la durée de la présentation est respectée</text:span></text:p>
          </table:table-cell>
          <table:table-cell table:style-name="Tableau3.B2" office:value-type="string">
            <text:p text:style-name="P64">4pts</text:p>
          </table:table-cell>
        </table:table-row>
        <table:table-row>
          <table:table-cell table:style-name="Tableau3.A3" office:value-type="string">
            <text:p text:style-name="P58"><text:span text:style-name="T43">Maîtrise du sujet et réponses aux questions</text:span> : </text:p>
            <text:p text:style-name="P48"><text:tab/><text:span text:style-name="T33">les questions sont comprises et traitées</text:span></text:p>
            <text:p text:style-name="P48"><text:tab/><text:span text:style-name="T33">les réponses sont claires et concises</text:span></text:p>
          </table:table-cell>
          <table:table-cell table:style-name="Tableau3.B2" office:value-type="string">
            <text:p text:style-name="P64"><text:span text:style-name="T39">4</text:span>pts</text:p>
          </table:table-cell>
        </table:table-row>
        <table:table-row>
          <table:table-cell table:style-name="Tableau3.A5" office:value-type="string">
            <text:p text:style-name="P43"><text:span text:style-name="T22">Qualité</text:span><text:span text:style-name="T21"> du diaporama</text:span> <text:span text:style-name="T20">:</text:span></text:p>
            <text:p text:style-name="P43"><text:tab/><text:span text:style-name="T43">Diapositives numérotées</text:span></text:p>
            <text:p text:style-name="P43"><text:tab/><text:span text:style-name="T43">Taille / quantité de contenu adaptée </text:span></text:p>
            <text:p text:style-name="P44"><text:tab/><text:span text:style-name="T50">Structure de l’exposé (plan, transitions)</text:span></text:p>
            <text:p text:style-name="P51"><text:tab/><text:span text:style-name="T48">Animation et effets de style en quantité raisonnable</text:span></text:p>
          </table:table-cell>
          <table:table-cell table:style-name="Tableau3.B2" office:value-type="string">
            <text:p text:style-name="P64"><text:span text:style-name="T51">4</text:span>pts</text:p>
          </table:table-cell>
        </table:table-row>
        <table:table-row>
          <table:table-cell table:style-name="Tableau3.A5" office:value-type="string">
            <text:p text:style-name="P55"><text:span text:style-name="T43">Grammaire</text:span>, qualité de la langue :</text:p>
          </table:table-cell>
          <table:table-cell table:style-name="Tableau3.B2" office:value-type="string">
            <text:p text:style-name="P64"><text:span text:style-name="T51">2</text:span>pts</text:p>
          </table:table-cell>
        </table:table-row>
      </table:table>
      <text:h text:style-name="P77" text:outline-level="2">Évaluation du commanditaire</text:h>
      <text:p text:style-name="P27">Ci-dessous <text:span text:style-name="T52">est reproduite </text:span>la fiche envoyée à chaque commanditaire, <text:span text:style-name="T40">peu avant la soutenance</text:span></text:p>
      <text:p text:style-name="P65"/>
      <text:p text:style-name="P66">Grille d’évaluation à l'attention des commendataires du projet d'analyse spatiale du M2IGAST</text:p>
      <text:p text:style-name="P2"/>
      <text:p text:style-name="P2">Vous avez accepté de suivre un groupe d’élèves <text:s/>du M2IGAST et nous vous en remercions. Ce projet est noté pour un tiers sur le déroulement général du stage, pour un tiers sur le rapport et pour un tiers sur la soutenance. En temps que commanditaire, vous pouvez donner votre avis sur ces différents éléments (le rapport si vous avez le temps de le relire et la soutenance si vous y assistez) ou juste fournir un avis général. Le rapport sera évalué par ailleurs par le référent technique (la note finale pour le rapport sera la moyenne des deux notes, <text:s/>lorsqu'il y en a deux). Les différentes notes vous seront communiquées à la fin du processus de notation.</text:p>
      <text:p text:style-name="P2"/>
      <text:p text:style-name="P2">Il nous semble important de prendre en compte pour cette évaluation :</text:p>
      <text:list xml:id="list218145646" text:style-name="WW8Num2">
        <text:list-item>
          <text:p text:style-name="P68">La nature des relations entre les étudiants et le commanditaire (ponctualité, relations humaines, pertinence des discussions, …) ;</text:p>
        </text:list-item>
        <text:list-item>
          <text:p text:style-name="P68">L’attitude des étudiants face au projet : leur motivation, l’intérêt porté au sujet ;</text:p>
        </text:list-item>
        <text:list-item>
          <text:p text:style-name="P68">La pertinence des solutions proposées ;</text:p>
        </text:list-item>
        <text:list-item>
          <text:p text:style-name="P68">L'atteinte des objectifs au regard des aléas.</text:p>
        </text:list-item>
      </text:list>
      <text:p text:style-name="P24"/>
      <text:p text:style-name="P2"/>
      <text:p text:style-name="P2">Par ailleurs votre avis nous intéresse pour améliorer le déroulement des prochains projets, merci de nous communiquer vos impressions. </text:p>
      <text:p text:style-name="P5"/>
      <text:p text:style-name="P6">- Quelle est votre appréciation générale sur le déroulement du projet ?</text:p>
      <text:p text:style-name="P5"><text:line-break/></text:p>
      <text:p text:style-name="P5"/>
      <text:p text:style-name="P8">- Pensez vous que les objectifs fixés aux élèves ont été atteints ? Si non, pourquoi ?</text:p>
      <text:p text:style-name="P3"><text:line-break/><text:line-break/></text:p>
      <text:p text:style-name="P7">- Avez-vous rencontré des problèmes dans la gestion des étudiants ?</text:p>
      <text:p text:style-name="P4"><text:line-break/><text:line-break/></text:p>
      <text:p text:style-name="P7">- L'organisation du projet peut elle être améliorée et comment ?</text:p>
      <text:p text:style-name="P9"/>
      <text:p text:style-name="P1"><text:span text:style-name="T27">Notation du déroulement du projet</text:span><text:line-break/></text:p>
      <text:p text:style-name="P16">Commanditaire : </text:p>
      <text:p text:style-name="P16"/>
      <text:p text:style-name="P16">Nom du projet :</text:p>
      <text:p text:style-name="P16"/>
      <text:p text:style-name="P16">Date : </text:p>
      <text:p text:style-name="P16"/>
      <text:p text:style-name="P1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Critère</text:p>
          </table:table-cell>
          <table:table-cell table:style-name="Tableau1.A1" office:value-type="string">
            <text:p text:style-name="P10">Appréciation du commanditaire</text:p>
          </table:table-cell>
          <table:table-cell table:style-name="Tableau1.C1" office:value-type="string">
            <text:p text:style-name="P10">Note</text:p>
          </table:table-cell>
        </table:table-row>
        <table:table-row table:style-name="Tableau1.1">
          <table:table-cell table:style-name="Tableau1.A1" office:value-type="string">
            <text:p text:style-name="P16"><text:line-break/><text:line-break/>Nature des relations étudiants - commanditaire </text:p>
            <text:p text:style-name="P16"/>
            <text:p text:style-name="P16"/>
          </table:table-cell>
          <table:table-cell table:style-name="Tableau1.A1" office:value-type="string">
            <text:p text:style-name="P13"/>
          </table:table-cell>
          <table:table-cell table:style-name="Tableau1.C1" office:value-type="string">
            <text:p text:style-name="P13"/>
            <text:p text:style-name="P13"/>
            <text:p text:style-name="P13"/>
            <text:p text:style-name="P13"><text:span text:style-name="T28"><text:s text:c="7"/></text:span><text:span text:style-name="T29">/3</text:span></text:p>
            <text:p text:style-name="P13"/>
          </table:table-cell>
        </table:table-row>
        <table:table-row table:style-name="Tableau1.1">
          <table:table-cell table:style-name="Tableau1.A1" office:value-type="string">
            <text:p text:style-name="P16"><text:line-break/><text:line-break/>Attitude face au projet</text:p>
            <text:p text:style-name="P16">Motivation</text:p>
            <text:p text:style-name="P16"/>
            <text:p text:style-name="P16"/>
          </table:table-cell>
          <table:table-cell table:style-name="Tableau1.A1" office:value-type="string">
            <text:p text:style-name="P13"/>
          </table:table-cell>
          <table:table-cell table:style-name="Tableau1.C1" office:value-type="string">
            <text:p text:style-name="P13"/>
            <text:p text:style-name="P13"/>
            <text:p text:style-name="P13"/>
            <text:p text:style-name="P13"><text:span text:style-name="T28"><text:s text:c="7"/></text:span><text:span text:style-name="T29">/3</text:span></text:p>
            <text:p text:style-name="P13"/>
          </table:table-cell>
        </table:table-row>
        <table:table-row table:style-name="Tableau1.1">
          <table:table-cell table:style-name="Tableau1.A1" office:value-type="string">
            <text:p text:style-name="P16"><text:line-break/><text:line-break/><text:line-break/><text:line-break/>Pertinence des solutions</text:p>
            <text:p text:style-name="P16"/>
            <text:p text:style-name="P16"/>
            <text:p text:style-name="P16"/>
            <text:p text:style-name="P16"/>
            <text:p text:style-name="P16"/>
          </table:table-cell>
          <table:table-cell table:style-name="Tableau1.A1" office:value-type="string">
            <text:p text:style-name="P14"/>
          </table:table-cell>
          <table:table-cell table:style-name="Tableau1.C1" office:value-type="string">
            <text:p text:style-name="P14"/>
            <text:p text:style-name="P14"/>
            <text:p text:style-name="P14"/>
            <text:p text:style-name="P13"><text:span text:style-name="T28"><text:s text:c="5"/></text:span><text:line-break/> <text:s text:c="6"/><text:span text:style-name="T29">/8</text:span></text:p>
            <text:p text:style-name="P13"/>
          </table:table-cell>
        </table:table-row>
        <table:table-row table:style-name="Tableau1.1">
          <table:table-cell table:style-name="Tableau1.A1" office:value-type="string">
            <text:p text:style-name="P16"><text:line-break/><text:line-break/><text:line-break/>Respect des engagements au regard des aléas</text:p>
            <text:p text:style-name="P16"/>
            <text:p text:style-name="P16"/>
            <text:p text:style-name="P16"/>
            <text:p text:style-name="P16"/>
          </table:table-cell>
          <table:table-cell table:style-name="Tableau1.A1" office:value-type="string">
            <text:p text:style-name="P13"/>
          </table:table-cell>
          <table:table-cell table:style-name="Tableau1.C1" office:value-type="string">
            <text:p text:style-name="P13"/>
            <text:p text:style-name="P13"/>
            <text:p text:style-name="P13"/>
            <text:p text:style-name="P13"><text:span text:style-name="T28"><text:s text:c="4"/></text:span><text:line-break/> <text:s text:c="7"/><text:span text:style-name="T29">/6</text:span></text:p>
            <text:p text:style-name="P13"/>
          </table:table-cell>
        </table:table-row>
        <table:table-row table:style-name="Tableau1.1">
          <table:table-cell table:style-name="Tableau1.A1" office:value-type="string">
            <text:p text:style-name="P13"><text:line-break/><text:span text:style-name="T19">Note finale sur 20</text:span></text:p>
            <text:p text:style-name="P12"/>
          </table:table-cell>
          <table:table-cell table:style-name="Tableau1.A1" office:value-type="string">
            <text:p text:style-name="P11"/>
          </table:table-cell>
          <table:table-cell table:style-name="Tableau1.C1" office:value-type="string">
            <text:p text:style-name="P14"><text:s text:c="4"/></text:p>
            <text:p text:style-name="P13"><text:span text:style-name="T30"><text:s text:c="5"/></text:span><text:span text:style-name="T29">/20</text:span></text:p>
            <text:p text:style-name="P15"/>
          </table:table-cell>
        </table:table-row>
      </table:table>
      <text:p text:style-name="P16"/>
      <text:p text:style-name="P16"/>
      <text:p text:style-name="P16"/>
      <text:p text:style-name="P16"><text:soft-page-break/>Cette fiche est à retourner par mail à : paul.chapron@ign.fr</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Lohit Devanagari1" svg:font-family="'Lohit Devanagari'"/>
    <style:font-face style:name="Cabin" svg:font-family="Cabin" style:font-pitch="variable"/>
    <style:font-face style:name="Go Medium" svg:font-family="'Go Medium'"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fo:color="#333333" fo:font-size="200%" fo:font-weight="normal"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fo:padding="0.049cm" fo:border-left="none" fo:border-right="none" fo:border-top="none" fo:border-bottom="2.01pt solid #89c765" style:shadow="none"/>
      <style:text-properties fo:color="#b2b2b2"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ille" style:family="paragraph" style:parent-style-name="Text_20_body">
      <style:paragraph-properties fo:margin-left="0cm" fo:margin-right="0cm" fo:line-height="100%" fo:text-indent="0cm" style:auto-text-indent="false" style:shadow="none"/>
      <style:text-properties style:font-name="Liberation Sans" fo:font-family="'Liberation Sans'" style:font-family-generic="swiss" style:font-pitch="variable" fo:font-size="10pt" officeooo:rsid="000fe9bc"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solid" draw:fill-color="#ffffff"/>
      <style:paragraph-properties fo:text-align="end" style:justify-single-word="false" fo:background-color="#ffffff" style:shadow="none"/>
      <style:text-properties fo:color="#666666" style:font-name="Cabin" officeooo:rsid="00021abf" officeooo:paragraph-rsid="00021abf"/>
    </style:style>
    <style:style style:name="MP2" style:family="paragraph" style:parent-style-name="Footer">
      <style:paragraph-properties fo:text-align="end" style:justify-single-word="false"/>
    </style:style>
    <style:style style:name="MT1" style:family="text">
      <style:text-properties fo:background-color="transparent" loext:char-shading-value="0"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draw:fill="bitmap" style:repeat="no-repeat" draw:fill-image-ref-point="center"/>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draw:frame draw:style-name="Mfr1" draw:name="Image2" text:anchor-type="paragraph" svg:x="-2.104cm" svg:y="-2cm" svg:width="2.637cm" svg:height="2.845cm" draw:z-index="1"><draw:image xlink:href="Pictures/100002010000029E000002D3D8540CB14083BC43.png" xlink:type="simple" xlink:show="embed" xlink:actuate="onLoad" loext:mime-type="image/png"/></draw:frame><text:span text:style-name="MT1">M2</text:span> IGAST</text:p>
      </style:header>
      <style:footer>
        <text:p text:style-name="MP2"><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Chapron</meta:initial-creator>
    <meta:creation-date>2019-10-18T10:13:43.845284257</meta:creation-date>
    <dc:date>2019-10-21T18:23:00.736747473</dc:date>
    <dc:creator>Paul Chapron</dc:creator>
    <meta:editing-duration>PT6H20M15S</meta:editing-duration>
    <meta:editing-cycles>59</meta:editing-cycles>
    <meta:generator>LibreOffice/6.0.7.3$Linux_X86_64 LibreOffice_project/00m0$Build-3</meta:generator>
    <meta:document-statistic meta:table-count="3" meta:image-count="1" meta:object-count="0" meta:page-count="7" meta:paragraph-count="121" meta:word-count="1223" meta:character-count="8018" meta:non-whitespace-character-count="6809"/>
  </office:meta>
</office:document-meta>
</file>